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9.99mm" svg:height="89.99mm" svg:x="18.36mm" svg:y="70.05mm">
            <loext:p draw:notify-on-update-of-ranges="Sheet1.B2:Sheet1.B2 Sheet1.B3:Sheet1.B13 Sheet1.C2:Sheet1.C2 Sheet1.C3:Sheet1.C13 Sheet1.D2:Sheet1.D2 Sheet1.D3:Sheet1.D13 Sheet1.E2:Sheet1.E2 Sheet1.E3:Sheet1.E13 Sheet1.F2:Sheet1.F2 Sheet1.F3:Sheet1.F13 Sheet1.G2:Sheet1.G2 Sheet1.G3:Sheet1.G13 Sheet1.H2:Sheet1.H2 Sheet1.H3:Sheet1.H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9.97mm" svg:y="75.89mm">
            <loext:p draw:notify-on-update-of-ranges="Sheet1.J2:Sheet1.J2 Sheet1.J3:Sheet1.J13 Sheet1.K2:Sheet1.K2 Sheet1.K3:Sheet1.K13 Sheet1.L2:Sheet1.L2 Sheet1.L3:Sheet1.L13 Sheet1.M2:Sheet1.M2 Sheet1.M3:Sheet1.M13 Sheet1.N2:Sheet1.N2 Sheet1.N3:Sheet1.N13 Sheet1.O2:Sheet1.O2 Sheet1.O3:Sheet1.O13 Sheet1.P2:Sheet1.P2 Sheet1.P3:Sheet1.P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1.97mm" svg:y="71.65mm">
            <loext:p draw:notify-on-update-of-ranges="Sheet1.R2:Sheet1.R2 Sheet1.R3:Sheet1.R13 Sheet1.S2:Sheet1.S2 Sheet1.S3:Sheet1.S13 Sheet1.T2:Sheet1.T2 Sheet1.T3:Sheet1.T13 Sheet1.U2:Sheet1.U2 Sheet1.U3:Sheet1.U13 Sheet1.V2:Sheet1.V2 Sheet1.V3:Sheet1.V13 Sheet1.W2:Sheet1.W2 Sheet1.W3:Sheet1.W13 Sheet1.X2:Sheet1.X2 Sheet1.X3:Sheet1.X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 calcext:value-type="string">
            <text:p>Total % successful throughput (B)</text:p>
          </table:table-cell>
          <table:table-cell table:number-columns-repeated="7"/>
          <table:table-cell office:value-type="string" calcext:value-type="string">
            <text:p>Average % of beacons received</text:p>
          </table:table-cell>
          <table:table-cell table:number-columns-repeated="7"/>
          <table:table-cell office:value-type="string" calcext:value-type="string">
            <text:p>Total % successful throughput (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  <table:table-cell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  <table:table-cell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99.3055555555556" calcext:value-type="float">
            <text:p>99.30555555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.6111111111111" calcext:value-type="float">
            <text:p>98.6111111111</text:p>
          </table:table-cell>
          <table:table-cell office:value-type="float" office:value="98.3679525222552" calcext:value-type="float">
            <text:p>98.3679525223</text:p>
          </table:table-cell>
          <table:table-cell office:value-type="float" office:value="98.813056379822" calcext:value-type="float">
            <text:p>98.8130563798</text:p>
          </table:table-cell>
          <table:table-cell table:number-columns-repeated="3" office:value-type="float" office:value="99.2581602373887" calcext:value-type="float">
            <text:p>99.25816023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.6111111111111" calcext:value-type="float">
            <text:p>98.6111111111</text:p>
          </table:table-cell>
          <table:table-cell table:number-columns-repeated="2" office:value-type="float" office:value="99.3055555555556" calcext:value-type="float">
            <text:p>99.30555555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5.8333333333333" calcext:value-type="float">
            <text:p>95.8333333333</text:p>
          </table:table-cell>
          <table:table-cell office:value-type="float" office:value="96.5277777777778" calcext:value-type="float">
            <text:p>96.5277777778</text:p>
          </table:table-cell>
          <table:table-cell office:value-type="float" office:value="97.9166666666667" calcext:value-type="float">
            <text:p>97.9166666667</text:p>
          </table:table-cell>
          <table:table-cell table:number-columns-repeated="2" office:value-type="float" office:value="98.9583333333333" calcext:value-type="float">
            <text:p>98.9583333333</text:p>
          </table:table-cell>
          <table:table-cell office:value-type="float" office:value="99.3055555555556" calcext:value-type="float">
            <text:p>99.3055555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875" calcext:value-type="float">
            <text:p>96.875</text:p>
          </table:table-cell>
          <table:table-cell office:value-type="float" office:value="96.513353115727" calcext:value-type="float">
            <text:p>96.5133531157</text:p>
          </table:table-cell>
          <table:table-cell office:value-type="float" office:value="98.0712166172107" calcext:value-type="float">
            <text:p>98.0712166172</text:p>
          </table:table-cell>
          <table:table-cell office:value-type="float" office:value="99.1097922848665" calcext:value-type="float">
            <text:p>99.1097922849</text:p>
          </table:table-cell>
          <table:table-cell table:number-columns-repeated="2" office:value-type="float" office:value="99.1839762611276" calcext:value-type="float">
            <text:p>99.18397626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4375" calcext:value-type="float">
            <text:p>98.4375</text:p>
          </table:table-cell>
          <table:table-cell table:number-columns-repeated="2" office:value-type="float" office:value="98.9583333333333" calcext:value-type="float">
            <text:p>98.9583333333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5.7391304347826" calcext:value-type="float">
            <text:p>85.7391304348</text:p>
          </table:table-cell>
          <table:table-cell office:value-type="float" office:value="90.4347826086957" calcext:value-type="float">
            <text:p>90.4347826087</text:p>
          </table:table-cell>
          <table:table-cell office:value-type="float" office:value="95.1304347826087" calcext:value-type="float">
            <text:p>95.1304347826</text:p>
          </table:table-cell>
          <table:table-cell office:value-type="float" office:value="97.3913043478261" calcext:value-type="float">
            <text:p>97.3913043478</text:p>
          </table:table-cell>
          <table:table-cell office:value-type="float" office:value="98.0869565217391" calcext:value-type="float">
            <text:p>98.0869565217</text:p>
          </table:table-cell>
          <table:table-cell office:value-type="float" office:value="98.2608695652174" calcext:value-type="float">
            <text:p>98.26086956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.0486111111111" calcext:value-type="float">
            <text:p>97.0486111111</text:p>
          </table:table-cell>
          <table:table-cell office:value-type="float" office:value="94.6216617210682" calcext:value-type="float">
            <text:p>94.6216617211</text:p>
          </table:table-cell>
          <table:table-cell office:value-type="float" office:value="98.1824925816024" calcext:value-type="float">
            <text:p>98.1824925816</text:p>
          </table:table-cell>
          <table:table-cell table:number-columns-repeated="3" office:value-type="float" office:value="99.406528189911" calcext:value-type="float">
            <text:p>99.40652818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.6145833333333" calcext:value-type="float">
            <text:p>96.6145833333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98.7847222222222" calcext:value-type="float">
            <text:p>98.7847222222</text:p>
          </table:table-cell>
          <table:table-cell office:value-type="float" office:value="99.1319444444444" calcext:value-type="float">
            <text:p>99.1319444444</text:p>
          </table:table-cell>
          <table:table-cell office:value-type="float" office:value="97.9166666666667" calcext:value-type="float">
            <text:p>97.9166666667</text:p>
          </table:table-cell>
          <table:table-cell office:value-type="float" office:value="96.3541666666667" calcext:value-type="float">
            <text:p>96.35416666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.2638888888889" calcext:value-type="float">
            <text:p>73.2638888889</text:p>
          </table:table-cell>
          <table:table-cell office:value-type="float" office:value="84.5486111111111" calcext:value-type="float">
            <text:p>84.5486111111</text:p>
          </table:table-cell>
          <table:table-cell office:value-type="float" office:value="91.9270833333333" calcext:value-type="float">
            <text:p>91.9270833333</text:p>
          </table:table-cell>
          <table:table-cell office:value-type="float" office:value="96.9618055555556" calcext:value-type="float">
            <text:p>96.9618055556</text:p>
          </table:table-cell>
          <table:table-cell office:value-type="float" office:value="98.1770833333333" calcext:value-type="float">
            <text:p>98.1770833333</text:p>
          </table:table-cell>
          <table:table-cell office:value-type="float" office:value="98.5243055555556" calcext:value-type="float">
            <text:p>98.5243055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9201388888889" calcext:value-type="float">
            <text:p>95.9201388889</text:p>
          </table:table-cell>
          <table:table-cell office:value-type="float" office:value="93.0823442136498" calcext:value-type="float">
            <text:p>93.0823442136</text:p>
          </table:table-cell>
          <table:table-cell office:value-type="float" office:value="97.5148367952522" calcext:value-type="float">
            <text:p>97.5148367953</text:p>
          </table:table-cell>
          <table:table-cell table:number-columns-repeated="3" office:value-type="float" office:value="99.4436201780415" calcext:value-type="float">
            <text:p>99.443620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6145833333333" calcext:value-type="float">
            <text:p>96.6145833333</text:p>
          </table:table-cell>
          <table:table-cell office:value-type="float" office:value="97.9166666666667" calcext:value-type="float">
            <text:p>97.9166666667</text:p>
          </table:table-cell>
          <table:table-cell office:value-type="float" office:value="98.6979166666667" calcext:value-type="float">
            <text:p>98.6979166667</text:p>
          </table:table-cell>
          <table:table-cell office:value-type="float" office:value="99.5659722222222" calcext:value-type="float">
            <text:p>99.5659722222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96.5277777777778" calcext:value-type="float">
            <text:p>96.52777777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4.9717759444203" calcext:value-type="float">
            <text:p>54.9717759444</text:p>
          </table:table-cell>
          <table:table-cell office:value-type="float" office:value="71.9496309161963" calcext:value-type="float">
            <text:p>71.9496309162</text:p>
          </table:table-cell>
          <table:table-cell office:value-type="float" office:value="85.3669127225358" calcext:value-type="float">
            <text:p>85.3669127225</text:p>
          </table:table-cell>
          <table:table-cell office:value-type="float" office:value="93.3130699088146" calcext:value-type="float">
            <text:p>93.3130699088</text:p>
          </table:table-cell>
          <table:table-cell office:value-type="float" office:value="96.2223187147199" calcext:value-type="float">
            <text:p>96.2223187147</text:p>
          </table:table-cell>
          <table:table-cell office:value-type="float" office:value="97.6552323056882" calcext:value-type="float">
            <text:p>97.65523230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3.4461805555556" calcext:value-type="float">
            <text:p>93.4461805556</text:p>
          </table:table-cell>
          <table:table-cell office:value-type="float" office:value="88.1120178041543" calcext:value-type="float">
            <text:p>88.1120178042</text:p>
          </table:table-cell>
          <table:table-cell office:value-type="float" office:value="95.9662462908012" calcext:value-type="float">
            <text:p>95.9662462908</text:p>
          </table:table-cell>
          <table:table-cell office:value-type="float" office:value="99.5548961424332" calcext:value-type="float">
            <text:p>99.5548961424</text:p>
          </table:table-cell>
          <table:table-cell office:value-type="float" office:value="99.5641691394659" calcext:value-type="float">
            <text:p>99.5641691395</text:p>
          </table:table-cell>
          <table:table-cell office:value-type="float" office:value="99.5919881305638" calcext:value-type="float">
            <text:p>99.59198813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5.703125" calcext:value-type="float">
            <text:p>95.703125</text:p>
          </table:table-cell>
          <table:table-cell office:value-type="float" office:value="96.6145833333333" calcext:value-type="float">
            <text:p>96.6145833333</text:p>
          </table:table-cell>
          <table:table-cell office:value-type="float" office:value="97.8298611111111" calcext:value-type="float">
            <text:p>97.8298611111</text:p>
          </table:table-cell>
          <table:table-cell office:value-type="float" office:value="98.828125" calcext:value-type="float">
            <text:p>98.828125</text:p>
          </table:table-cell>
          <table:table-cell office:value-type="float" office:value="96.875" calcext:value-type="float">
            <text:p>96.875</text:p>
          </table:table-cell>
          <table:table-cell office:value-type="float" office:value="94.2274305555556" calcext:value-type="float">
            <text:p>94.227430555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5.4537559704733" calcext:value-type="float">
            <text:p>35.4537559705</text:p>
          </table:table-cell>
          <table:table-cell office:value-type="float" office:value="55.3408597481546" calcext:value-type="float">
            <text:p>55.3408597482</text:p>
          </table:table-cell>
          <table:table-cell office:value-type="float" office:value="74.9023013460703" calcext:value-type="float">
            <text:p>74.9023013461</text:p>
          </table:table-cell>
          <table:table-cell office:value-type="float" office:value="88.0807642205819" calcext:value-type="float">
            <text:p>88.0807642206</text:p>
          </table:table-cell>
          <table:table-cell office:value-type="float" office:value="92.9439861050803" calcext:value-type="float">
            <text:p>92.9439861051</text:p>
          </table:table-cell>
          <table:table-cell office:value-type="float" office:value="95.5709943551889" calcext:value-type="float">
            <text:p>95.57099435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.9288194444444" calcext:value-type="float">
            <text:p>90.9288194444</text:p>
          </table:table-cell>
          <table:table-cell office:value-type="float" office:value="80.0955118694362" calcext:value-type="float">
            <text:p>80.0955118694</text:p>
          </table:table-cell>
          <table:table-cell office:value-type="float" office:value="92.9710682492582" calcext:value-type="float">
            <text:p>92.9710682493</text:p>
          </table:table-cell>
          <table:table-cell office:value-type="float" office:value="99.5038946587537" calcext:value-type="float">
            <text:p>99.5038946588</text:p>
          </table:table-cell>
          <table:table-cell office:value-type="float" office:value="99.50853115727" calcext:value-type="float">
            <text:p>99.5085311573</text:p>
          </table:table-cell>
          <table:table-cell office:value-type="float" office:value="99.5317136498516" calcext:value-type="float">
            <text:p>99.53171364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2.8385416666667" calcext:value-type="float">
            <text:p>92.8385416667</text:p>
          </table:table-cell>
          <table:table-cell office:value-type="float" office:value="93.7282986111111" calcext:value-type="float">
            <text:p>93.7282986111</text:p>
          </table:table-cell>
          <table:table-cell office:value-type="float" office:value="95.4644097222222" calcext:value-type="float">
            <text:p>95.4644097222</text:p>
          </table:table-cell>
          <table:table-cell office:value-type="float" office:value="97.2439236111111" calcext:value-type="float">
            <text:p>97.2439236111</text:p>
          </table:table-cell>
          <table:table-cell office:value-type="float" office:value="94.4227430555556" calcext:value-type="float">
            <text:p>94.4227430556</text:p>
          </table:table-cell>
          <table:table-cell office:value-type="float" office:value="90.6684027777778" calcext:value-type="float">
            <text:p>90.668402777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.6664495821122" calcext:value-type="float">
            <text:p>20.6664495821</text:p>
          </table:table-cell>
          <table:table-cell office:value-type="float" office:value="36.9369369369369" calcext:value-type="float">
            <text:p>36.9369369369</text:p>
          </table:table-cell>
          <table:table-cell office:value-type="float" office:value="58.3740366872897" calcext:value-type="float">
            <text:p>58.3740366873</text:p>
          </table:table-cell>
          <table:table-cell office:value-type="float" office:value="79.0404862694019" calcext:value-type="float">
            <text:p>79.0404862694</text:p>
          </table:table-cell>
          <table:table-cell office:value-type="float" office:value="86.9749267339629" calcext:value-type="float">
            <text:p>86.974926734</text:p>
          </table:table-cell>
          <table:table-cell office:value-type="float" office:value="91.8376207532834" calcext:value-type="float">
            <text:p>91.83762075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6.42578125" calcext:value-type="float">
            <text:p>86.42578125</text:p>
          </table:table-cell>
          <table:table-cell office:value-type="float" office:value="70.2638167655786" calcext:value-type="float">
            <text:p>70.2638167656</text:p>
          </table:table-cell>
          <table:table-cell office:value-type="float" office:value="88.0424703264095" calcext:value-type="float">
            <text:p>88.0424703264</text:p>
          </table:table-cell>
          <table:table-cell office:value-type="float" office:value="99.5572143916914" calcext:value-type="float">
            <text:p>99.5572143917</text:p>
          </table:table-cell>
          <table:table-cell office:value-type="float" office:value="99.5688056379822" calcext:value-type="float">
            <text:p>99.568805638</text:p>
          </table:table-cell>
          <table:table-cell office:value-type="float" office:value="99.5711238872404" calcext:value-type="float">
            <text:p>99.571123887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9.013671875" calcext:value-type="float">
            <text:p>89.013671875</text:p>
          </table:table-cell>
          <table:table-cell office:value-type="float" office:value="90.2669270833333" calcext:value-type="float">
            <text:p>90.2669270833</text:p>
          </table:table-cell>
          <table:table-cell office:value-type="float" office:value="93.0555555555556" calcext:value-type="float">
            <text:p>93.0555555556</text:p>
          </table:table-cell>
          <table:table-cell office:value-type="float" office:value="95.8875868055556" calcext:value-type="float">
            <text:p>95.8875868056</text:p>
          </table:table-cell>
          <table:table-cell office:value-type="float" office:value="93.9670138888889" calcext:value-type="float">
            <text:p>93.9670138889</text:p>
          </table:table-cell>
          <table:table-cell office:value-type="float" office:value="91.5907118055556" calcext:value-type="float">
            <text:p>91.590711805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.56309362279512" calcext:value-type="float">
            <text:p>9.5630936228</text:p>
          </table:table-cell>
          <table:table-cell office:value-type="float" office:value="21.3894165535957" calcext:value-type="float">
            <text:p>21.3894165536</text:p>
          </table:table-cell>
          <table:table-cell office:value-type="float" office:value="41.2265943012212" calcext:value-type="float">
            <text:p>41.2265943012</text:p>
          </table:table-cell>
          <table:table-cell office:value-type="float" office:value="65.7856173677069" calcext:value-type="float">
            <text:p>65.7856173677</text:p>
          </table:table-cell>
          <table:table-cell office:value-type="float" office:value="77.5196743554953" calcext:value-type="float">
            <text:p>77.5196743555</text:p>
          </table:table-cell>
          <table:table-cell office:value-type="float" office:value="85.6933514246947" calcext:value-type="float">
            <text:p>85.693351424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2.8504774305556" calcext:value-type="float">
            <text:p>82.8504774306</text:p>
          </table:table-cell>
          <table:table-cell office:value-type="float" office:value="60.084384272997" calcext:value-type="float">
            <text:p>60.084384273</text:p>
          </table:table-cell>
          <table:table-cell office:value-type="float" office:value="83.2622403560831" calcext:value-type="float">
            <text:p>83.2622403561</text:p>
          </table:table-cell>
          <table:table-cell office:value-type="float" office:value="99.5235997774481" calcext:value-type="float">
            <text:p>99.5235997774</text:p>
          </table:table-cell>
          <table:table-cell office:value-type="float" office:value="99.5351910237389" calcext:value-type="float">
            <text:p>99.5351910237</text:p>
          </table:table-cell>
          <table:table-cell office:value-type="float" office:value="99.5433048961424" calcext:value-type="float">
            <text:p>99.543304896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4.5133463541667" calcext:value-type="float">
            <text:p>84.5133463542</text:p>
          </table:table-cell>
          <table:table-cell office:value-type="float" office:value="87.1527777777778" calcext:value-type="float">
            <text:p>87.1527777778</text:p>
          </table:table-cell>
          <table:table-cell office:value-type="float" office:value="90.3917100694444" calcext:value-type="float">
            <text:p>90.3917100694</text:p>
          </table:table-cell>
          <table:table-cell office:value-type="float" office:value="93.2345920138889" calcext:value-type="float">
            <text:p>93.2345920139</text:p>
          </table:table-cell>
          <table:table-cell office:value-type="float" office:value="90.5436197916667" calcext:value-type="float">
            <text:p>90.5436197917</text:p>
          </table:table-cell>
          <table:table-cell office:value-type="float" office:value="89.4368489583333" calcext:value-type="float">
            <text:p>89.436848958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.37708610349787" calcext:value-type="float">
            <text:p>4.3770861035</text:p>
          </table:table-cell>
          <table:table-cell office:value-type="float" office:value="11.180157933299" calcext:value-type="float">
            <text:p>11.1801579333</text:p>
          </table:table-cell>
          <table:table-cell office:value-type="float" office:value="25.198773438984" calcext:value-type="float">
            <text:p>25.198773439</text:p>
          </table:table-cell>
          <table:table-cell office:value-type="float" office:value="49.0814360532957" calcext:value-type="float">
            <text:p>49.0814360533</text:p>
          </table:table-cell>
          <table:table-cell office:value-type="float" office:value="63.5342324495943" calcext:value-type="float">
            <text:p>63.5342324496</text:p>
          </table:table-cell>
          <table:table-cell office:value-type="float" office:value="75.4199343301403" calcext:value-type="float">
            <text:p>75.419934330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7.3030598958333" calcext:value-type="float">
            <text:p>77.3030598958</text:p>
          </table:table-cell>
          <table:table-cell office:value-type="float" office:value="51.3915291172107" calcext:value-type="float">
            <text:p>51.3915291172</text:p>
          </table:table-cell>
          <table:table-cell office:value-type="float" office:value="75.7800908753709" calcext:value-type="float">
            <text:p>75.7800908754</text:p>
          </table:table-cell>
          <table:table-cell office:value-type="float" office:value="99.5977837537092" calcext:value-type="float">
            <text:p>99.5977837537</text:p>
          </table:table-cell>
          <table:table-cell office:value-type="float" office:value="99.6122728115727" calcext:value-type="float">
            <text:p>99.6122728116</text:p>
          </table:table-cell>
          <table:table-cell office:value-type="float" office:value="99.6198071216617" calcext:value-type="float">
            <text:p>99.619807121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0.615234375" calcext:value-type="float">
            <text:p>80.615234375</text:p>
          </table:table-cell>
          <table:table-cell office:value-type="float" office:value="82.5819227430556" calcext:value-type="float">
            <text:p>82.5819227431</text:p>
          </table:table-cell>
          <table:table-cell office:value-type="float" office:value="86.1599392361111" calcext:value-type="float">
            <text:p>86.1599392361</text:p>
          </table:table-cell>
          <table:table-cell office:value-type="float" office:value="89.6511501736111" calcext:value-type="float">
            <text:p>89.6511501736</text:p>
          </table:table-cell>
          <table:table-cell office:value-type="float" office:value="88.5877821180556" calcext:value-type="float">
            <text:p>88.5877821181</text:p>
          </table:table-cell>
          <table:table-cell office:value-type="float" office:value="87.6600477430556" calcext:value-type="float">
            <text:p>87.6600477431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3355592654424" calcext:value-type="float">
            <text:p>1.3355592654</text:p>
          </table:table-cell>
          <table:table-cell office:value-type="float" office:value="4.96355714809235" calcext:value-type="float">
            <text:p>4.9635571481</text:p>
          </table:table-cell>
          <table:table-cell office:value-type="float" office:value="14.8458813469604" calcext:value-type="float">
            <text:p>14.845881347</text:p>
          </table:table-cell>
          <table:table-cell office:value-type="float" office:value="32.9342942845121" calcext:value-type="float">
            <text:p>32.9342942845</text:p>
          </table:table-cell>
          <table:table-cell office:value-type="float" office:value="46.8450126905276" calcext:value-type="float">
            <text:p>46.8450126905</text:p>
          </table:table-cell>
          <table:table-cell office:value-type="float" office:value="60.9796815831263" calcext:value-type="float">
            <text:p>60.979681583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71.4341905381944" calcext:value-type="float">
            <text:p>71.4341905382</text:p>
          </table:table-cell>
          <table:table-cell office:value-type="float" office:value="40.4464948071217" calcext:value-type="float">
            <text:p>40.4464948071</text:p>
          </table:table-cell>
          <table:table-cell office:value-type="float" office:value="74.1405090875371" calcext:value-type="float">
            <text:p>74.1405090875</text:p>
          </table:table-cell>
          <table:table-cell office:value-type="float" office:value="99.5751808234421" calcext:value-type="float">
            <text:p>99.5751808234</text:p>
          </table:table-cell>
          <table:table-cell office:value-type="float" office:value="99.5908290059347" calcext:value-type="float">
            <text:p>99.5908290059</text:p>
          </table:table-cell>
          <table:table-cell office:value-type="float" office:value="99.598653097181" calcext:value-type="float">
            <text:p>99.598653097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75.3011067708333" calcext:value-type="float">
            <text:p>75.3011067708</text:p>
          </table:table-cell>
          <table:table-cell office:value-type="float" office:value="78.1412760416667" calcext:value-type="float">
            <text:p>78.1412760417</text:p>
          </table:table-cell>
          <table:table-cell office:value-type="float" office:value="82.0326063368056" calcext:value-type="float">
            <text:p>82.0326063368</text:p>
          </table:table-cell>
          <table:table-cell office:value-type="float" office:value="85.9388563368056" calcext:value-type="float">
            <text:p>85.9388563368</text:p>
          </table:table-cell>
          <table:table-cell office:value-type="float" office:value="85.3135850694444" calcext:value-type="float">
            <text:p>85.3135850694</text:p>
          </table:table-cell>
          <table:table-cell office:value-type="float" office:value="85.0762261284722" calcext:value-type="float">
            <text:p>85.0762261285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67979964571498" calcext:value-type="float">
            <text:p>1.6797996457</text:p>
          </table:table-cell>
          <table:table-cell office:value-type="float" office:value="3.32294911734164" calcext:value-type="float">
            <text:p>3.3229491173</text:p>
          </table:table-cell>
          <table:table-cell office:value-type="float" office:value="7.77866009678361" calcext:value-type="float">
            <text:p>7.7786600968</text:p>
          </table:table-cell>
          <table:table-cell office:value-type="float" office:value="19.7286529703609" calcext:value-type="float">
            <text:p>19.7286529704</text:p>
          </table:table-cell>
          <table:table-cell office:value-type="float" office:value="30.746781232396" calcext:value-type="float">
            <text:p>30.7467812324</text:p>
          </table:table-cell>
          <table:table-cell office:value-type="float" office:value="43.8173192433775" calcext:value-type="float">
            <text:p>43.817319243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2.1588812934028" calcext:value-type="float">
            <text:p>62.1588812934</text:p>
          </table:table-cell>
          <table:table-cell office:value-type="float" office:value="50.7854518267804" calcext:value-type="float">
            <text:p>50.7854518268</text:p>
          </table:table-cell>
          <table:table-cell office:value-type="float" office:value="69.8523275222552" calcext:value-type="float">
            <text:p>69.8523275223</text:p>
          </table:table-cell>
          <table:table-cell office:value-type="float" office:value="99.5708341060831" calcext:value-type="float">
            <text:p>99.5708341061</text:p>
          </table:table-cell>
          <table:table-cell office:value-type="float" office:value="99.5847436016321" calcext:value-type="float">
            <text:p>99.5847436016</text:p>
          </table:table-cell>
          <table:table-cell office:value-type="float" office:value="99.5914085682493" calcext:value-type="float">
            <text:p>99.591408568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7.88330078125" calcext:value-type="float">
            <text:p>67.8833007813</text:p>
          </table:table-cell>
          <table:table-cell office:value-type="float" office:value="71.7861599392361" calcext:value-type="float">
            <text:p>71.7861599392</text:p>
          </table:table-cell>
          <table:table-cell office:value-type="float" office:value="77.1857367621528" calcext:value-type="float">
            <text:p>77.1857367622</text:p>
          </table:table-cell>
          <table:table-cell office:value-type="float" office:value="81.6324869791667" calcext:value-type="float">
            <text:p>81.6324869792</text:p>
          </table:table-cell>
          <table:table-cell office:value-type="float" office:value="81.2886555989583" calcext:value-type="float">
            <text:p>81.288655599</text:p>
          </table:table-cell>
          <table:table-cell office:value-type="float" office:value="81.5511067708333" calcext:value-type="float">
            <text:p>81.5511067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8:06:00.146656106</meta:creation-date>
    <dc:date>2018-04-11T18:14:15.079267227</dc:date>
    <meta:editing-duration>PT8M15S</meta:editing-duration>
    <meta:editing-cycles>1</meta:editing-cycles>
    <meta:document-statistic meta:table-count="1" meta:cell-count="255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9cm" svg:y="0.316cm" chart:style-name="ch2">
          <text:p>% successful throughput (B)</text:p>
        </chart:title>
        <chart:subtitle svg:x="5.443cm" svg:y="1.275cm" chart:style-name="ch3">
          <text:p>Transmission interval = 600s</text:p>
        </chart:subtitle>
        <chart:legend chart:legend-position="end" svg:x="13.995cm" svg:y="2.956cm" style:legend-expansion="high" chart:style-name="ch4"/>
        <chart:plot-area chart:style-name="ch5" table:cell-range-address="Sheet1.B2:Sheet1.H13" chart:data-source-has-labels="both" svg:x="1.331cm" svg:y="2.138cm" svg:width="12.344cm" svg:height="5.701cm">
          <chartooo:coordinate-region svg:x="1.952cm" svg:y="2.337cm" svg:width="11.165cm" svg:height="4.855cm"/>
          <chart:axis chart:dimension="x" chart:name="primary-x" chart:style-name="ch6" chartooo:axis-type="auto">
            <chartooo:date-scale/>
            <chart:title svg:x="6.864cm" svg:y="8.019cm" chart:style-name="ch7">
              <text:p># nodes</text:p>
            </chart:title>
            <chart:categories table:cell-range-address="Sheet1.B3:Sheet1.B13"/>
          </chart:axis>
          <chart:axis chart:dimension="y" chart:name="primary-y" chart:style-name="ch6">
            <chart:title svg:x="0.451cm" svg:y="6.805cm" chart:style-name="ch8">
              <text:p>% successful throughput</text:p>
            </chart:title>
            <chart:grid chart:style-name="ch9" chart:class="major"/>
          </chart:axis>
          <chart:series chart:style-name="ch10" chart:values-cell-range-address="Sheet1.C3:Sheet1.C13" chart:label-cell-address="Sheet1.C2:Sheet1.C2" chart:class="chart:line">
            <chart:data-point chart:repeated="11"/>
          </chart:series>
          <chart:series chart:style-name="ch11" chart:values-cell-range-address="Sheet1.D3:Sheet1.D13" chart:label-cell-address="Sheet1.D2:Sheet1.D2" chart:class="chart:line">
            <chart:data-point chart:repeated="11"/>
          </chart:series>
          <chart:series chart:style-name="ch12" chart:values-cell-range-address="Sheet1.E3:Sheet1.E13" chart:label-cell-address="Sheet1.E2:Sheet1.E2" chart:class="chart:line">
            <chart:data-point chart:repeated="11"/>
          </chart:series>
          <chart:series chart:style-name="ch13" chart:values-cell-range-address="Sheet1.F3:Sheet1.F13" chart:label-cell-address="Sheet1.F2:Sheet1.F2" chart:class="chart:line">
            <chart:data-point chart:repeated="11"/>
          </chart:series>
          <chart:series chart:style-name="ch14" chart:values-cell-range-address="Sheet1.G3:Sheet1.G13" chart:label-cell-address="Sheet1.G2:Sheet1.G2" chart:class="chart:line">
            <chart:data-point chart:repeated="11"/>
          </chart:series>
          <chart:series chart:style-name="ch15" chart:values-cell-range-address="Sheet1.H3:Sheet1.H13" chart:label-cell-address="Sheet1.H2:Sheet1.H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C2:Sheet1.C2</svg:desc>
                </draw:g>
              </table:table-cell>
              <table:table-cell office:value-type="string">
                <text:p>DR1</text:p>
                <draw:g>
                  <svg:desc>Sheet1.D2:Sheet1.D2</svg:desc>
                </draw:g>
              </table:table-cell>
              <table:table-cell office:value-type="string">
                <text:p>DR2</text:p>
                <draw:g>
                  <svg:desc>Sheet1.E2:Sheet1.E2</svg:desc>
                </draw:g>
              </table:table-cell>
              <table:table-cell office:value-type="string">
                <text:p>DR3</text:p>
                <draw:g>
                  <svg:desc>Sheet1.F2:Sheet1.F2</svg:desc>
                </draw:g>
              </table:table-cell>
              <table:table-cell office:value-type="string">
                <text:p>DR4</text:p>
                <draw:g>
                  <svg:desc>Sheet1.G2:Sheet1.G2</svg:desc>
                </draw:g>
              </table:table-cell>
              <table:table-cell office:value-type="string">
                <text:p>DR5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13</svg:desc>
                </draw:g>
              </table:table-cell>
              <table:table-cell office:value-type="float" office:value="99.3055555555556">
                <text:p>99.3055555555556</text:p>
                <draw:g>
                  <svg:desc>Sheet1.C3:Sheet1.C13</svg:desc>
                </draw:g>
              </table:table-cell>
              <table:table-cell office:value-type="float" office:value="99.3055555555556">
                <text:p>99.3055555555556</text:p>
                <draw:g>
                  <svg:desc>Sheet1.D3:Sheet1.D13</svg:desc>
                </draw:g>
              </table:table-cell>
              <table:table-cell office:value-type="float" office:value="99.3055555555556">
                <text:p>99.3055555555556</text:p>
                <draw:g>
                  <svg:desc>Sheet1.E3:Sheet1.E13</svg:desc>
                </draw:g>
              </table:table-cell>
              <table:table-cell office:value-type="float" office:value="99.3055555555556">
                <text:p>99.3055555555556</text:p>
                <draw:g>
                  <svg:desc>Sheet1.F3:Sheet1.F13</svg:desc>
                </draw:g>
              </table:table-cell>
              <table:table-cell office:value-type="float" office:value="99.3055555555556">
                <text:p>99.3055555555556</text:p>
                <draw:g>
                  <svg:desc>Sheet1.G3:Sheet1.G13</svg:desc>
                </draw:g>
              </table:table-cell>
              <table:table-cell office:value-type="float" office:value="99.3055555555556">
                <text:p>99.3055555555556</text:p>
                <draw:g>
                  <svg:desc>Sheet1.H3:Sheet1.H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96.5277777777778">
                <text:p>96.5277777777778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99.3055555555556">
                <text:p>99.3055555555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5.7391304347826">
                <text:p>85.7391304347826</text:p>
              </table:table-cell>
              <table:table-cell office:value-type="float" office:value="90.4347826086957">
                <text:p>90.4347826086957</text:p>
              </table:table-cell>
              <table:table-cell office:value-type="float" office:value="95.1304347826087">
                <text:p>95.1304347826087</text:p>
              </table:table-cell>
              <table:table-cell office:value-type="float" office:value="97.3913043478261">
                <text:p>97.3913043478261</text:p>
              </table:table-cell>
              <table:table-cell office:value-type="float" office:value="98.0869565217391">
                <text:p>98.0869565217391</text:p>
              </table:table-cell>
              <table:table-cell office:value-type="float" office:value="98.2608695652174">
                <text:p>98.26086956521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.2638888888889">
                <text:p>73.2638888888889</text:p>
              </table:table-cell>
              <table:table-cell office:value-type="float" office:value="84.5486111111111">
                <text:p>84.5486111111111</text:p>
              </table:table-cell>
              <table:table-cell office:value-type="float" office:value="91.9270833333333">
                <text:p>91.9270833333333</text:p>
              </table:table-cell>
              <table:table-cell office:value-type="float" office:value="96.9618055555556">
                <text:p>96.9618055555556</text:p>
              </table:table-cell>
              <table:table-cell office:value-type="float" office:value="98.1770833333333">
                <text:p>98.1770833333333</text:p>
              </table:table-cell>
              <table:table-cell office:value-type="float" office:value="98.5243055555556">
                <text:p>98.524305555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4.9717759444203">
                <text:p>54.9717759444203</text:p>
              </table:table-cell>
              <table:table-cell office:value-type="float" office:value="71.9496309161963">
                <text:p>71.9496309161963</text:p>
              </table:table-cell>
              <table:table-cell office:value-type="float" office:value="85.3669127225358">
                <text:p>85.3669127225358</text:p>
              </table:table-cell>
              <table:table-cell office:value-type="float" office:value="93.3130699088146">
                <text:p>93.3130699088146</text:p>
              </table:table-cell>
              <table:table-cell office:value-type="float" office:value="96.2223187147199">
                <text:p>96.2223187147199</text:p>
              </table:table-cell>
              <table:table-cell office:value-type="float" office:value="97.6552323056882">
                <text:p>97.65523230568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.4537559704733">
                <text:p>35.4537559704733</text:p>
              </table:table-cell>
              <table:table-cell office:value-type="float" office:value="55.3408597481546">
                <text:p>55.3408597481546</text:p>
              </table:table-cell>
              <table:table-cell office:value-type="float" office:value="74.9023013460703">
                <text:p>74.9023013460703</text:p>
              </table:table-cell>
              <table:table-cell office:value-type="float" office:value="88.0807642205819">
                <text:p>88.0807642205819</text:p>
              </table:table-cell>
              <table:table-cell office:value-type="float" office:value="92.9439861050803">
                <text:p>92.9439861050803</text:p>
              </table:table-cell>
              <table:table-cell office:value-type="float" office:value="95.5709943551889">
                <text:p>95.5709943551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.6664495821122">
                <text:p>20.6664495821122</text:p>
              </table:table-cell>
              <table:table-cell office:value-type="float" office:value="36.9369369369369">
                <text:p>36.9369369369369</text:p>
              </table:table-cell>
              <table:table-cell office:value-type="float" office:value="58.3740366872897">
                <text:p>58.3740366872897</text:p>
              </table:table-cell>
              <table:table-cell office:value-type="float" office:value="79.0404862694019">
                <text:p>79.0404862694019</text:p>
              </table:table-cell>
              <table:table-cell office:value-type="float" office:value="86.9749267339629">
                <text:p>86.9749267339629</text:p>
              </table:table-cell>
              <table:table-cell office:value-type="float" office:value="91.8376207532834">
                <text:p>91.83762075328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.56309362279512">
                <text:p>9.56309362279512</text:p>
              </table:table-cell>
              <table:table-cell office:value-type="float" office:value="21.3894165535957">
                <text:p>21.3894165535957</text:p>
              </table:table-cell>
              <table:table-cell office:value-type="float" office:value="41.2265943012212">
                <text:p>41.2265943012212</text:p>
              </table:table-cell>
              <table:table-cell office:value-type="float" office:value="65.7856173677069">
                <text:p>65.7856173677069</text:p>
              </table:table-cell>
              <table:table-cell office:value-type="float" office:value="77.5196743554953">
                <text:p>77.5196743554953</text:p>
              </table:table-cell>
              <table:table-cell office:value-type="float" office:value="85.6933514246947">
                <text:p>85.69335142469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37708610349787">
                <text:p>4.37708610349787</text:p>
              </table:table-cell>
              <table:table-cell office:value-type="float" office:value="11.180157933299">
                <text:p>11.180157933299</text:p>
              </table:table-cell>
              <table:table-cell office:value-type="float" office:value="25.198773438984">
                <text:p>25.198773438984</text:p>
              </table:table-cell>
              <table:table-cell office:value-type="float" office:value="49.0814360532957">
                <text:p>49.0814360532957</text:p>
              </table:table-cell>
              <table:table-cell office:value-type="float" office:value="63.5342324495943">
                <text:p>63.5342324495943</text:p>
              </table:table-cell>
              <table:table-cell office:value-type="float" office:value="75.4199343301403">
                <text:p>75.419934330140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355592654424">
                <text:p>1.3355592654424</text:p>
              </table:table-cell>
              <table:table-cell office:value-type="float" office:value="4.96355714809235">
                <text:p>4.96355714809235</text:p>
              </table:table-cell>
              <table:table-cell office:value-type="float" office:value="14.8458813469604">
                <text:p>14.8458813469604</text:p>
              </table:table-cell>
              <table:table-cell office:value-type="float" office:value="32.9342942845121">
                <text:p>32.9342942845121</text:p>
              </table:table-cell>
              <table:table-cell office:value-type="float" office:value="46.8450126905276">
                <text:p>46.8450126905276</text:p>
              </table:table-cell>
              <table:table-cell office:value-type="float" office:value="60.9796815831263">
                <text:p>60.979681583126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67979964571498">
                <text:p>1.67979964571498</text:p>
              </table:table-cell>
              <table:table-cell office:value-type="float" office:value="3.32294911734164">
                <text:p>3.32294911734164</text:p>
              </table:table-cell>
              <table:table-cell office:value-type="float" office:value="7.77866009678361">
                <text:p>7.77866009678361</text:p>
              </table:table-cell>
              <table:table-cell office:value-type="float" office:value="19.7286529703609">
                <text:p>19.7286529703609</text:p>
              </table:table-cell>
              <table:table-cell office:value-type="float" office:value="30.746781232396">
                <text:p>30.746781232396</text:p>
              </table:table-cell>
              <table:table-cell office:value-type="float" office:value="43.8173192433775">
                <text:p>43.8173192433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06cm" svg:y="0.316cm" chart:style-name="ch2">
          <text:p>% beacons received</text:p>
        </chart:title>
        <chart:subtitle svg:x="5.496cm" svg:y="1.275cm" chart:style-name="ch3">
          <text:p>transmission interval = 600s</text:p>
        </chart:subtitle>
        <chart:legend chart:legend-position="end" svg:x="13.995cm" svg:y="2.956cm" style:legend-expansion="high" chart:style-name="ch4"/>
        <chart:plot-area chart:style-name="ch5" table:cell-range-address="Sheet1.J2:Sheet1.P13" chart:data-source-has-labels="both" svg:x="1.331cm" svg:y="2.138cm" svg:width="12.344cm" svg:height="5.701cm">
          <chartooo:coordinate-region svg:x="1.952cm" svg:y="2.337cm" svg:width="11.165cm" svg:height="4.855cm"/>
          <chart:axis chart:dimension="x" chart:name="primary-x" chart:style-name="ch6" chartooo:axis-type="auto">
            <chartooo:date-scale/>
            <chart:title svg:x="6.864cm" svg:y="8.019cm" chart:style-name="ch7">
              <text:p># nodes</text:p>
            </chart:title>
            <chart:categories table:cell-range-address="Sheet1.J3:Sheet1.J13"/>
          </chart:axis>
          <chart:axis chart:dimension="y" chart:name="primary-y" chart:style-name="ch6">
            <chart:title svg:x="0.451cm" svg:y="6.514cm" chart:style-name="ch8">
              <text:p>% beacons received</text:p>
            </chart:title>
            <chart:grid chart:style-name="ch9" chart:class="major"/>
          </chart:axis>
          <chart:series chart:style-name="ch10" chart:values-cell-range-address="Sheet1.K3:Sheet1.K13" chart:label-cell-address="Sheet1.K2:Sheet1.K2" chart:class="chart:line">
            <chart:data-point chart:repeated="11"/>
          </chart:series>
          <chart:series chart:style-name="ch11" chart:values-cell-range-address="Sheet1.L3:Sheet1.L13" chart:label-cell-address="Sheet1.L2:Sheet1.L2" chart:class="chart:line">
            <chart:data-point chart:repeated="11"/>
          </chart:series>
          <chart:series chart:style-name="ch12" chart:values-cell-range-address="Sheet1.M3:Sheet1.M13" chart:label-cell-address="Sheet1.M2:Sheet1.M2" chart:class="chart:line">
            <chart:data-point chart:repeated="11"/>
          </chart:series>
          <chart:series chart:style-name="ch13" chart:values-cell-range-address="Sheet1.N3:Sheet1.N13" chart:label-cell-address="Sheet1.N2:Sheet1.N2" chart:class="chart:line">
            <chart:data-point chart:repeated="11"/>
          </chart:series>
          <chart:series chart:style-name="ch14" chart:values-cell-range-address="Sheet1.O3:Sheet1.O13" chart:label-cell-address="Sheet1.O2:Sheet1.O2" chart:class="chart:line">
            <chart:data-point chart:repeated="11"/>
          </chart:series>
          <chart:series chart:style-name="ch15" chart:values-cell-range-address="Sheet1.P3:Sheet1.P13" chart:label-cell-address="Sheet1.P2:Sheet1.P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K2:Sheet1.K2</svg:desc>
                </draw:g>
              </table:table-cell>
              <table:table-cell office:value-type="string">
                <text:p>DR1</text:p>
                <draw:g>
                  <svg:desc>Sheet1.L2:Sheet1.L2</svg:desc>
                </draw:g>
              </table:table-cell>
              <table:table-cell office:value-type="string">
                <text:p>DR2</text:p>
                <draw:g>
                  <svg:desc>Sheet1.M2:Sheet1.M2</svg:desc>
                </draw:g>
              </table:table-cell>
              <table:table-cell office:value-type="string">
                <text:p>DR3</text:p>
                <draw:g>
                  <svg:desc>Sheet1.N2:Sheet1.N2</svg:desc>
                </draw:g>
              </table:table-cell>
              <table:table-cell office:value-type="string">
                <text:p>DR4</text:p>
                <draw:g>
                  <svg:desc>Sheet1.O2:Sheet1.O2</svg:desc>
                </draw:g>
              </table:table-cell>
              <table:table-cell office:value-type="string">
                <text:p>DR5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:Sheet1.J13</svg:desc>
                </draw:g>
              </table:table-cell>
              <table:table-cell office:value-type="float" office:value="98.6111111111111">
                <text:p>98.6111111111111</text:p>
                <draw:g>
                  <svg:desc>Sheet1.K3:Sheet1.K13</svg:desc>
                </draw:g>
              </table:table-cell>
              <table:table-cell office:value-type="float" office:value="98.3679525222552">
                <text:p>98.3679525222552</text:p>
                <draw:g>
                  <svg:desc>Sheet1.L3:Sheet1.L13</svg:desc>
                </draw:g>
              </table:table-cell>
              <table:table-cell office:value-type="float" office:value="98.813056379822">
                <text:p>98.813056379822</text:p>
                <draw:g>
                  <svg:desc>Sheet1.M3:Sheet1.M13</svg:desc>
                </draw:g>
              </table:table-cell>
              <table:table-cell office:value-type="float" office:value="99.2581602373887">
                <text:p>99.2581602373887</text:p>
                <draw:g>
                  <svg:desc>Sheet1.N3:Sheet1.N13</svg:desc>
                </draw:g>
              </table:table-cell>
              <table:table-cell office:value-type="float" office:value="99.2581602373887">
                <text:p>99.2581602373887</text:p>
                <draw:g>
                  <svg:desc>Sheet1.O3:Sheet1.O13</svg:desc>
                </draw:g>
              </table:table-cell>
              <table:table-cell office:value-type="float" office:value="99.2581602373887">
                <text:p>99.2581602373887</text:p>
                <draw:g>
                  <svg:desc>Sheet1.P3:Sheet1.P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6.875">
                <text:p>96.875</text:p>
              </table:table-cell>
              <table:table-cell office:value-type="float" office:value="96.513353115727">
                <text:p>96.513353115727</text:p>
              </table:table-cell>
              <table:table-cell office:value-type="float" office:value="98.0712166172107">
                <text:p>98.0712166172107</text:p>
              </table:table-cell>
              <table:table-cell office:value-type="float" office:value="99.1097922848665">
                <text:p>99.1097922848665</text:p>
              </table:table-cell>
              <table:table-cell office:value-type="float" office:value="99.1839762611276">
                <text:p>99.1839762611276</text:p>
              </table:table-cell>
              <table:table-cell office:value-type="float" office:value="99.1839762611276">
                <text:p>99.18397626112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.0486111111111">
                <text:p>97.0486111111111</text:p>
              </table:table-cell>
              <table:table-cell office:value-type="float" office:value="94.6216617210682">
                <text:p>94.6216617210682</text:p>
              </table:table-cell>
              <table:table-cell office:value-type="float" office:value="98.1824925816024">
                <text:p>98.1824925816024</text:p>
              </table:table-cell>
              <table:table-cell office:value-type="float" office:value="99.406528189911">
                <text:p>99.406528189911</text:p>
              </table:table-cell>
              <table:table-cell office:value-type="float" office:value="99.406528189911">
                <text:p>99.406528189911</text:p>
              </table:table-cell>
              <table:table-cell office:value-type="float" office:value="99.406528189911">
                <text:p>99.4065281899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.9201388888889">
                <text:p>95.9201388888889</text:p>
              </table:table-cell>
              <table:table-cell office:value-type="float" office:value="93.0823442136498">
                <text:p>93.0823442136498</text:p>
              </table:table-cell>
              <table:table-cell office:value-type="float" office:value="97.5148367952522">
                <text:p>97.5148367952522</text:p>
              </table:table-cell>
              <table:table-cell office:value-type="float" office:value="99.4436201780415">
                <text:p>99.4436201780415</text:p>
              </table:table-cell>
              <table:table-cell office:value-type="float" office:value="99.4436201780415">
                <text:p>99.4436201780415</text:p>
              </table:table-cell>
              <table:table-cell office:value-type="float" office:value="99.4436201780415">
                <text:p>99.44362017804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3.4461805555556">
                <text:p>93.4461805555556</text:p>
              </table:table-cell>
              <table:table-cell office:value-type="float" office:value="88.1120178041543">
                <text:p>88.1120178041543</text:p>
              </table:table-cell>
              <table:table-cell office:value-type="float" office:value="95.9662462908012">
                <text:p>95.9662462908012</text:p>
              </table:table-cell>
              <table:table-cell office:value-type="float" office:value="99.5548961424332">
                <text:p>99.5548961424332</text:p>
              </table:table-cell>
              <table:table-cell office:value-type="float" office:value="99.5641691394659">
                <text:p>99.5641691394659</text:p>
              </table:table-cell>
              <table:table-cell office:value-type="float" office:value="99.5919881305638">
                <text:p>99.59198813056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0.9288194444444">
                <text:p>90.9288194444444</text:p>
              </table:table-cell>
              <table:table-cell office:value-type="float" office:value="80.0955118694362">
                <text:p>80.0955118694362</text:p>
              </table:table-cell>
              <table:table-cell office:value-type="float" office:value="92.9710682492582">
                <text:p>92.9710682492582</text:p>
              </table:table-cell>
              <table:table-cell office:value-type="float" office:value="99.5038946587537">
                <text:p>99.5038946587537</text:p>
              </table:table-cell>
              <table:table-cell office:value-type="float" office:value="99.50853115727">
                <text:p>99.50853115727</text:p>
              </table:table-cell>
              <table:table-cell office:value-type="float" office:value="99.5317136498516">
                <text:p>99.53171364985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6.42578125">
                <text:p>86.42578125</text:p>
              </table:table-cell>
              <table:table-cell office:value-type="float" office:value="70.2638167655786">
                <text:p>70.2638167655786</text:p>
              </table:table-cell>
              <table:table-cell office:value-type="float" office:value="88.0424703264095">
                <text:p>88.0424703264095</text:p>
              </table:table-cell>
              <table:table-cell office:value-type="float" office:value="99.5572143916914">
                <text:p>99.5572143916914</text:p>
              </table:table-cell>
              <table:table-cell office:value-type="float" office:value="99.5688056379822">
                <text:p>99.5688056379822</text:p>
              </table:table-cell>
              <table:table-cell office:value-type="float" office:value="99.5711238872404">
                <text:p>99.57112388724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2.8504774305556">
                <text:p>82.8504774305556</text:p>
              </table:table-cell>
              <table:table-cell office:value-type="float" office:value="60.084384272997">
                <text:p>60.084384272997</text:p>
              </table:table-cell>
              <table:table-cell office:value-type="float" office:value="83.2622403560831">
                <text:p>83.2622403560831</text:p>
              </table:table-cell>
              <table:table-cell office:value-type="float" office:value="99.5235997774481">
                <text:p>99.5235997774481</text:p>
              </table:table-cell>
              <table:table-cell office:value-type="float" office:value="99.5351910237389">
                <text:p>99.5351910237389</text:p>
              </table:table-cell>
              <table:table-cell office:value-type="float" office:value="99.5433048961424">
                <text:p>99.54330489614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7.3030598958333">
                <text:p>77.3030598958333</text:p>
              </table:table-cell>
              <table:table-cell office:value-type="float" office:value="51.3915291172107">
                <text:p>51.3915291172107</text:p>
              </table:table-cell>
              <table:table-cell office:value-type="float" office:value="75.7800908753709">
                <text:p>75.7800908753709</text:p>
              </table:table-cell>
              <table:table-cell office:value-type="float" office:value="99.5977837537092">
                <text:p>99.5977837537092</text:p>
              </table:table-cell>
              <table:table-cell office:value-type="float" office:value="99.6122728115727">
                <text:p>99.6122728115727</text:p>
              </table:table-cell>
              <table:table-cell office:value-type="float" office:value="99.6198071216617">
                <text:p>99.619807121661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1.4341905381944">
                <text:p>71.4341905381944</text:p>
              </table:table-cell>
              <table:table-cell office:value-type="float" office:value="40.4464948071217">
                <text:p>40.4464948071217</text:p>
              </table:table-cell>
              <table:table-cell office:value-type="float" office:value="74.1405090875371">
                <text:p>74.1405090875371</text:p>
              </table:table-cell>
              <table:table-cell office:value-type="float" office:value="99.5751808234421">
                <text:p>99.5751808234421</text:p>
              </table:table-cell>
              <table:table-cell office:value-type="float" office:value="99.5908290059347">
                <text:p>99.5908290059347</text:p>
              </table:table-cell>
              <table:table-cell office:value-type="float" office:value="99.598653097181">
                <text:p>99.59865309718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2.1588812934028">
                <text:p>62.1588812934028</text:p>
              </table:table-cell>
              <table:table-cell office:value-type="float" office:value="50.7854518267804">
                <text:p>50.7854518267804</text:p>
              </table:table-cell>
              <table:table-cell office:value-type="float" office:value="69.8523275222552">
                <text:p>69.8523275222552</text:p>
              </table:table-cell>
              <table:table-cell office:value-type="float" office:value="99.5708341060831">
                <text:p>99.5708341060831</text:p>
              </table:table-cell>
              <table:table-cell office:value-type="float" office:value="99.5847436016321">
                <text:p>99.5847436016321</text:p>
              </table:table-cell>
              <table:table-cell office:value-type="float" office:value="99.5914085682493">
                <text:p>99.59140856824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9cm" svg:y="0.316cm" chart:style-name="ch2">
          <text:p>% successful throughput (A)</text:p>
        </chart:title>
        <chart:subtitle svg:x="5.496cm" svg:y="1.275cm" chart:style-name="ch3">
          <text:p>transmission interval = 600s</text:p>
        </chart:subtitle>
        <chart:legend chart:legend-position="end" svg:x="13.995cm" svg:y="2.956cm" style:legend-expansion="high" chart:style-name="ch4"/>
        <chart:plot-area chart:style-name="ch5" table:cell-range-address="Sheet1.R2:Sheet1.X13" chart:data-source-has-labels="both" svg:x="1.331cm" svg:y="2.138cm" svg:width="12.344cm" svg:height="5.701cm">
          <chartooo:coordinate-region svg:x="1.952cm" svg:y="2.337cm" svg:width="11.165cm" svg:height="4.855cm"/>
          <chart:axis chart:dimension="x" chart:name="primary-x" chart:style-name="ch6" chartooo:axis-type="auto">
            <chartooo:date-scale/>
            <chart:title svg:x="6.864cm" svg:y="8.019cm" chart:style-name="ch7">
              <text:p># nodes</text:p>
            </chart:title>
            <chart:categories table:cell-range-address="Sheet1.R3:Sheet1.R13"/>
          </chart:axis>
          <chart:axis chart:dimension="y" chart:name="primary-y" chart:style-name="ch6">
            <chart:title svg:x="0.451cm" svg:y="6.805cm" chart:style-name="ch8">
              <text:p>% successful throughput</text:p>
            </chart:title>
            <chart:grid chart:style-name="ch9" chart:class="major"/>
          </chart:axis>
          <chart:series chart:style-name="ch10" chart:values-cell-range-address="Sheet1.S3:Sheet1.S13" chart:label-cell-address="Sheet1.S2:Sheet1.S2" chart:class="chart:line">
            <chart:data-point chart:repeated="11"/>
          </chart:series>
          <chart:series chart:style-name="ch11" chart:values-cell-range-address="Sheet1.T3:Sheet1.T13" chart:label-cell-address="Sheet1.T2:Sheet1.T2" chart:class="chart:line">
            <chart:data-point chart:repeated="11"/>
          </chart:series>
          <chart:series chart:style-name="ch12" chart:values-cell-range-address="Sheet1.U3:Sheet1.U13" chart:label-cell-address="Sheet1.U2:Sheet1.U2" chart:class="chart:line">
            <chart:data-point chart:repeated="11"/>
          </chart:series>
          <chart:series chart:style-name="ch13" chart:values-cell-range-address="Sheet1.V3:Sheet1.V13" chart:label-cell-address="Sheet1.V2:Sheet1.V2" chart:class="chart:line">
            <chart:data-point chart:repeated="11"/>
          </chart:series>
          <chart:series chart:style-name="ch14" chart:values-cell-range-address="Sheet1.W3:Sheet1.W13" chart:label-cell-address="Sheet1.W2:Sheet1.W2" chart:class="chart:line">
            <chart:data-point chart:repeated="11"/>
          </chart:series>
          <chart:series chart:style-name="ch15" chart:values-cell-range-address="Sheet1.X3:Sheet1.X13" chart:label-cell-address="Sheet1.X2:Sheet1.X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S2:Sheet1.S2</svg:desc>
                </draw:g>
              </table:table-cell>
              <table:table-cell office:value-type="string">
                <text:p>DR1</text:p>
                <draw:g>
                  <svg:desc>Sheet1.T2:Sheet1.T2</svg:desc>
                </draw:g>
              </table:table-cell>
              <table:table-cell office:value-type="string">
                <text:p>DR2</text:p>
                <draw:g>
                  <svg:desc>Sheet1.U2:Sheet1.U2</svg:desc>
                </draw:g>
              </table:table-cell>
              <table:table-cell office:value-type="string">
                <text:p>DR3</text:p>
                <draw:g>
                  <svg:desc>Sheet1.V2:Sheet1.V2</svg:desc>
                </draw:g>
              </table:table-cell>
              <table:table-cell office:value-type="string">
                <text:p>DR4</text:p>
                <draw:g>
                  <svg:desc>Sheet1.W2:Sheet1.W2</svg:desc>
                </draw:g>
              </table:table-cell>
              <table:table-cell office:value-type="string">
                <text:p>DR5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3:Sheet1.R13</svg:desc>
                </draw:g>
              </table:table-cell>
              <table:table-cell office:value-type="float" office:value="100">
                <text:p>100</text:p>
                <draw:g>
                  <svg:desc>Sheet1.S3:Sheet1.S13</svg:desc>
                </draw:g>
              </table:table-cell>
              <table:table-cell office:value-type="float" office:value="98.6111111111111">
                <text:p>98.6111111111111</text:p>
                <draw:g>
                  <svg:desc>Sheet1.T3:Sheet1.T13</svg:desc>
                </draw:g>
              </table:table-cell>
              <table:table-cell office:value-type="float" office:value="98.6111111111111">
                <text:p>98.6111111111111</text:p>
                <draw:g>
                  <svg:desc>Sheet1.U3:Sheet1.U13</svg:desc>
                </draw:g>
              </table:table-cell>
              <table:table-cell office:value-type="float" office:value="99.3055555555556">
                <text:p>99.3055555555556</text:p>
                <draw:g>
                  <svg:desc>Sheet1.V3:Sheet1.V13</svg:desc>
                </draw:g>
              </table:table-cell>
              <table:table-cell office:value-type="float" office:value="99.3055555555556">
                <text:p>99.3055555555556</text:p>
                <draw:g>
                  <svg:desc>Sheet1.W3:Sheet1.W13</svg:desc>
                </draw:g>
              </table:table-cell>
              <table:table-cell office:value-type="float" office:value="100">
                <text:p>100</text:p>
                <draw:g>
                  <svg:desc>Sheet1.X3:Sheet1.X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8.4375">
                <text:p>98.4375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6.6145833333333">
                <text:p>96.6145833333333</text:p>
              </table:table-cell>
              <table:table-cell office:value-type="float" office:value="98.4375">
                <text:p>98.4375</text:p>
              </table:table-cell>
              <table:table-cell office:value-type="float" office:value="98.7847222222222">
                <text:p>98.7847222222222</text:p>
              </table:table-cell>
              <table:table-cell office:value-type="float" office:value="99.1319444444444">
                <text:p>99.1319444444444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96.3541666666667">
                <text:p>96.3541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6145833333333">
                <text:p>96.6145833333333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98.6979166666667">
                <text:p>98.6979166666667</text:p>
              </table:table-cell>
              <table:table-cell office:value-type="float" office:value="99.5659722222222">
                <text:p>99.5659722222222</text:p>
              </table:table-cell>
              <table:table-cell office:value-type="float" office:value="98.4375">
                <text:p>98.4375</text:p>
              </table:table-cell>
              <table:table-cell office:value-type="float" office:value="96.5277777777778">
                <text:p>96.52777777777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5.703125">
                <text:p>95.703125</text:p>
              </table:table-cell>
              <table:table-cell office:value-type="float" office:value="96.6145833333333">
                <text:p>96.6145833333333</text:p>
              </table:table-cell>
              <table:table-cell office:value-type="float" office:value="97.8298611111111">
                <text:p>97.8298611111111</text:p>
              </table:table-cell>
              <table:table-cell office:value-type="float" office:value="98.828125">
                <text:p>98.828125</text:p>
              </table:table-cell>
              <table:table-cell office:value-type="float" office:value="96.875">
                <text:p>96.875</text:p>
              </table:table-cell>
              <table:table-cell office:value-type="float" office:value="94.2274305555556">
                <text:p>94.22743055555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2.8385416666667">
                <text:p>92.8385416666667</text:p>
              </table:table-cell>
              <table:table-cell office:value-type="float" office:value="93.7282986111111">
                <text:p>93.7282986111111</text:p>
              </table:table-cell>
              <table:table-cell office:value-type="float" office:value="95.4644097222222">
                <text:p>95.4644097222222</text:p>
              </table:table-cell>
              <table:table-cell office:value-type="float" office:value="97.2439236111111">
                <text:p>97.2439236111111</text:p>
              </table:table-cell>
              <table:table-cell office:value-type="float" office:value="94.4227430555556">
                <text:p>94.4227430555556</text:p>
              </table:table-cell>
              <table:table-cell office:value-type="float" office:value="90.6684027777778">
                <text:p>90.66840277777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9.013671875">
                <text:p>89.013671875</text:p>
              </table:table-cell>
              <table:table-cell office:value-type="float" office:value="90.2669270833333">
                <text:p>90.2669270833333</text:p>
              </table:table-cell>
              <table:table-cell office:value-type="float" office:value="93.0555555555556">
                <text:p>93.0555555555556</text:p>
              </table:table-cell>
              <table:table-cell office:value-type="float" office:value="95.8875868055556">
                <text:p>95.8875868055556</text:p>
              </table:table-cell>
              <table:table-cell office:value-type="float" office:value="93.9670138888889">
                <text:p>93.9670138888889</text:p>
              </table:table-cell>
              <table:table-cell office:value-type="float" office:value="91.5907118055556">
                <text:p>91.59071180555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4.5133463541667">
                <text:p>84.5133463541667</text:p>
              </table:table-cell>
              <table:table-cell office:value-type="float" office:value="87.1527777777778">
                <text:p>87.1527777777778</text:p>
              </table:table-cell>
              <table:table-cell office:value-type="float" office:value="90.3917100694444">
                <text:p>90.3917100694444</text:p>
              </table:table-cell>
              <table:table-cell office:value-type="float" office:value="93.2345920138889">
                <text:p>93.2345920138889</text:p>
              </table:table-cell>
              <table:table-cell office:value-type="float" office:value="90.5436197916667">
                <text:p>90.5436197916667</text:p>
              </table:table-cell>
              <table:table-cell office:value-type="float" office:value="89.4368489583333">
                <text:p>89.436848958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0.615234375">
                <text:p>80.615234375</text:p>
              </table:table-cell>
              <table:table-cell office:value-type="float" office:value="82.5819227430556">
                <text:p>82.5819227430556</text:p>
              </table:table-cell>
              <table:table-cell office:value-type="float" office:value="86.1599392361111">
                <text:p>86.1599392361111</text:p>
              </table:table-cell>
              <table:table-cell office:value-type="float" office:value="89.6511501736111">
                <text:p>89.6511501736111</text:p>
              </table:table-cell>
              <table:table-cell office:value-type="float" office:value="88.5877821180556">
                <text:p>88.5877821180556</text:p>
              </table:table-cell>
              <table:table-cell office:value-type="float" office:value="87.6600477430556">
                <text:p>87.660047743055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5.3011067708333">
                <text:p>75.3011067708333</text:p>
              </table:table-cell>
              <table:table-cell office:value-type="float" office:value="78.1412760416667">
                <text:p>78.1412760416667</text:p>
              </table:table-cell>
              <table:table-cell office:value-type="float" office:value="82.0326063368056">
                <text:p>82.0326063368056</text:p>
              </table:table-cell>
              <table:table-cell office:value-type="float" office:value="85.9388563368056">
                <text:p>85.9388563368056</text:p>
              </table:table-cell>
              <table:table-cell office:value-type="float" office:value="85.3135850694444">
                <text:p>85.3135850694444</text:p>
              </table:table-cell>
              <table:table-cell office:value-type="float" office:value="85.0762261284722">
                <text:p>85.07622612847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7.88330078125">
                <text:p>67.88330078125</text:p>
              </table:table-cell>
              <table:table-cell office:value-type="float" office:value="71.7861599392361">
                <text:p>71.7861599392361</text:p>
              </table:table-cell>
              <table:table-cell office:value-type="float" office:value="77.1857367621528">
                <text:p>77.1857367621528</text:p>
              </table:table-cell>
              <table:table-cell office:value-type="float" office:value="81.6324869791667">
                <text:p>81.6324869791667</text:p>
              </table:table-cell>
              <table:table-cell office:value-type="float" office:value="81.2886555989583">
                <text:p>81.2886555989583</text:p>
              </table:table-cell>
              <table:table-cell office:value-type="float" office:value="81.5511067708333">
                <text:p>81.5511067708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